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paragraph-rsid="0012c36c"/>
    </style:style>
    <style:style style:name="P2" style:family="paragraph" style:parent-style-name="Standard">
      <style:paragraph-properties fo:line-height="200%"/>
      <style:text-properties officeooo:paragraph-rsid="00177fd0"/>
    </style:style>
    <style:style style:name="P3" style:family="paragraph" style:parent-style-name="Standard">
      <style:paragraph-properties fo:line-height="200%"/>
      <style:text-properties officeooo:paragraph-rsid="001cc3fb"/>
    </style:style>
    <style:style style:name="P4" style:family="paragraph" style:parent-style-name="Standard">
      <style:paragraph-properties fo:line-height="100%"/>
      <style:text-properties officeooo:rsid="000e4df6" officeooo:paragraph-rsid="000ecec4"/>
    </style:style>
    <style:style style:name="P5" style:family="paragraph" style:parent-style-name="Standard">
      <style:paragraph-properties fo:line-height="200%"/>
      <style:text-properties officeooo:rsid="00132db1" officeooo:paragraph-rsid="00132db1"/>
    </style:style>
    <style:style style:name="P6" style:family="paragraph" style:parent-style-name="Standard">
      <style:paragraph-properties fo:line-height="100%"/>
      <style:text-properties officeooo:paragraph-rsid="001a3b82"/>
    </style:style>
    <style:style style:name="P7" style:family="paragraph" style:parent-style-name="Standard">
      <style:paragraph-properties fo:line-height="100%"/>
      <style:text-properties officeooo:rsid="00192183" officeooo:paragraph-rsid="00192183"/>
    </style:style>
    <style:style style:name="P8" style:family="paragraph" style:parent-style-name="Standard">
      <style:paragraph-properties fo:line-height="100%"/>
      <style:text-properties officeooo:rsid="00192183" officeooo:paragraph-rsid="001a3b82"/>
    </style:style>
    <style:style style:name="P9" style:family="paragraph" style:parent-style-name="Standard">
      <style:paragraph-properties fo:line-height="100%"/>
      <style:text-properties officeooo:rsid="001a3b82" officeooo:paragraph-rsid="001a3b82"/>
    </style:style>
    <style:style style:name="P10" style:family="paragraph" style:parent-style-name="Standard">
      <style:paragraph-properties fo:line-height="100%"/>
      <style:text-properties style:text-underline-style="solid" style:text-underline-width="auto" style:text-underline-color="font-color" officeooo:rsid="00192183" officeooo:paragraph-rsid="00192183"/>
    </style:style>
    <style:style style:name="P11" style:family="paragraph" style:parent-style-name="Standard">
      <style:text-properties style:text-underline-style="solid" style:text-underline-width="auto" style:text-underline-color="font-color" officeooo:rsid="0005fdd7" officeooo:paragraph-rsid="001a3b82"/>
    </style:style>
    <style:style style:name="P12" style:family="paragraph" style:parent-style-name="Standard">
      <style:text-properties officeooo:rsid="0005fdd7" officeooo:paragraph-rsid="001a3b82"/>
    </style:style>
    <style:style style:name="P13" style:family="paragraph" style:parent-style-name="Standard">
      <style:paragraph-properties fo:line-height="100%"/>
      <style:text-properties officeooo:rsid="0000fe1a" officeooo:paragraph-rsid="0000fe1a"/>
    </style:style>
    <style:style style:name="P14" style:family="paragraph" style:parent-style-name="Standard">
      <style:paragraph-properties fo:line-height="200%"/>
      <style:text-properties officeooo:rsid="001b434b" officeooo:paragraph-rsid="001b434b"/>
    </style:style>
    <style:style style:name="P15" style:family="paragraph" style:parent-style-name="Standard">
      <style:paragraph-properties fo:line-height="100%"/>
      <style:text-properties officeooo:rsid="001b434b" officeooo:paragraph-rsid="001b434b"/>
    </style:style>
    <style:style style:name="P16" style:family="paragraph" style:parent-style-name="Standard">
      <style:paragraph-properties fo:line-height="100%"/>
      <style:text-properties officeooo:rsid="0002f361" officeooo:paragraph-rsid="00044eca"/>
    </style:style>
    <style:style style:name="P17" style:family="paragraph" style:parent-style-name="Standard">
      <style:paragraph-properties fo:line-height="200%"/>
      <style:text-properties officeooo:rsid="0009a005" officeooo:paragraph-rsid="001e5b4c"/>
    </style:style>
    <style:style style:name="P18" style:family="paragraph" style:parent-style-name="Header">
      <style:paragraph-properties fo:line-height="200%"/>
      <style:text-properties officeooo:rsid="0002f361" officeooo:paragraph-rsid="001dcc42"/>
    </style:style>
    <style:style style:name="P19" style:family="paragraph" style:parent-style-name="Header">
      <style:text-properties officeooo:rsid="0002f361" officeooo:paragraph-rsid="001dcc42"/>
    </style:style>
    <style:style style:name="P20" style:family="paragraph" style:parent-style-name="Standard">
      <style:paragraph-properties fo:line-height="200%"/>
      <style:text-properties officeooo:rsid="000e4df6" officeooo:paragraph-rsid="001e5b4c"/>
    </style:style>
    <style:style style:name="P21" style:family="paragraph" style:parent-style-name="Standard">
      <style:paragraph-properties fo:line-height="100%"/>
      <style:text-properties officeooo:rsid="00192183" officeooo:paragraph-rsid="001a3b82"/>
    </style:style>
    <style:style style:name="P22" style:family="paragraph" style:parent-style-name="Standard">
      <style:paragraph-properties fo:line-height="100%"/>
      <style:text-properties officeooo:paragraph-rsid="001ea96f"/>
    </style:style>
    <style:style style:name="P23" style:family="paragraph" style:parent-style-name="Standard">
      <style:paragraph-properties fo:line-height="200%"/>
      <style:text-properties officeooo:rsid="000d73c3" officeooo:paragraph-rsid="0010f4e3"/>
    </style:style>
    <style:style style:name="P24" style:family="paragraph" style:parent-style-name="Standard">
      <style:paragraph-properties fo:line-height="100%"/>
      <style:text-properties officeooo:rsid="001a3b82" officeooo:paragraph-rsid="001a3b82"/>
    </style:style>
    <style:style style:name="P25" style:family="paragraph" style:parent-style-name="Standard">
      <style:paragraph-properties fo:line-height="200%"/>
      <style:text-properties officeooo:rsid="001b434b" officeooo:paragraph-rsid="001b434b"/>
    </style:style>
    <style:style style:name="T1" style:family="text">
      <style:text-properties officeooo:rsid="0002f361"/>
    </style:style>
    <style:style style:name="T2" style:family="text">
      <style:text-properties officeooo:rsid="0007b411"/>
    </style:style>
    <style:style style:name="T3" style:family="text">
      <style:text-properties officeooo:rsid="00192183"/>
    </style:style>
    <style:style style:name="T4" style:family="text">
      <style:text-properties officeooo:rsid="001a3b82"/>
    </style:style>
    <style:style style:name="T5" style:family="text">
      <style:text-properties officeooo:rsid="001cc3fb"/>
    </style:style>
    <style:style style:name="T6" style:family="text">
      <style:text-properties fo:font-weight="normal" style:font-weight-asian="normal" style:font-weight-complex="normal"/>
    </style:style>
    <style:style style:name="T7" style:family="text">
      <style:text-properties fo:font-weight="normal" officeooo:rsid="00192183" style:font-weight-asian="normal" style:font-weight-complex="normal"/>
    </style:style>
    <style:style style:name="T8" style:family="text">
      <style:text-properties officeooo:rsid="0014a978"/>
    </style:style>
    <style:style style:name="T9" style:family="text">
      <style:text-properties officeooo:rsid="001ea96f"/>
    </style:style>
    <style:style style:name="T10" style:family="text">
      <style:text-properties fo:color="#000000" officeooo:rsid="001ea9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Mosnier Florian<text:tab/><text:tab/>1A G2b</text:p>
      <text:p text:style-name="P18"><text:tab/>Essay</text:p>
      <text:p text:style-name="P18"/>
      <text:p text:style-name="P1"><text:span text:style-name="T1"><text:tab/>In France, we have a lot of possibilities to make energy differently. </text:span><text:bookmark-start text:name="__DdeLink__7_1807107198"/><text:span text:style-name="T1">A renewable energy comes from natural ressources that nature renews endless in opposition to a non-renewable energy whose reserve runs out. </text:span><text:bookmark-end text:name="__DdeLink__7_1807107198"/><text:span text:style-name="T1">(1) There are five kinds of renewable energies with the solar power, the wind energy, the hydraulic power, the biomass and the geothermic energy. France has all of these energies therefore the country has to improve the production of renewable energies. As </text:span>Mark Z. Jacobson <text:span text:style-name="T1">said « </text:span>Every dollar spent on nuclear is one less dollar spent on clean renewable energy and one more dollar spent on making the world a comparatively dirtier and a more dangerous place, because nuclear power and nuclear weapons go hand in hand. »</text:p>
      <text:p text:style-name="P16"/>
      <text:p text:style-name="P3"><text:span text:style-name="T2"><text:tab/>France should switch to the sun power as a renewable energy source because the sun is an endless energy. I don’t think that we have to in</text:span><text:span text:style-name="T6">stall </text:span><text:span text:style-name="Strong_20_Emphasis"><text:span text:style-name="T6">photovoltaic</text:span></text:span><text:span text:style-name="T2"> panels everywhere because they can’t be recyclable, there’s too much mixed metal in. To make a photovoltaic panel, it takes advantage of energy than the panel production. But the </text:span>CSEM <text:span text:style-name="T3">(2) tries to make </text:span><text:span text:style-name="Strong_20_Emphasis"><text:span text:style-name="T7">photovoltaic</text:span></text:span><text:span text:style-name="T3"> panels with less rare metal and produce more energy than current panels.</text:span></text:p>
      <text:p text:style-name="P2"/>
      <text:p text:style-name="P17"><text:tab/>We <text:span text:style-name="T3">could </text:span>make a solar complex with mirrors that <text:span text:style-name="T9">reheat water</text:span> to make energy with steam. The wind carries the dust on mirrors so the main problem of this technology is the mirrors’ washing that consume a lot of water. On Earth, we can’t use the dri<text:span text:style-name="T5">n</text:span>kable water to clean mirrors every day. There <text:span text:style-name="T9">was</text:span> a project like that in Africa with Desertec, it was a project to produce electricity by this way and transports it to Europe. It came up <text:span text:style-name="T5">with </text:span>lots of question<text:span text:style-name="T5">s</text:span> about the durability and problems about <text:span text:style-name="T5">the </text:span>environment. <text:span text:style-name="T9">I</text:span>f electricity is produc<text:span text:style-name="T5">ed</text:span> with this technology in places, we don’t have this problem. An other problem is the sun power so we have to build the solar complex in the South of France. </text:p>
      <text:p text:style-name="P20"><text:soft-page-break/><text:tab/>Another idea would be to use the solar power <text:span text:style-name="T9">with</text:span> a Sterling motor. It works with the laws of thermodynamics. The motor needs a hot source produced by the solar power and a cold source given by the ambient air. The aim <text:span text:style-name="T9">of this technology </text:span>is to heat the metal that expands some air, it pushes a piston and when the air becomes cold again, the piston returns and it works again. The Sterling motor needs less energy than a diesel motor, but produc<text:span text:style-name="T9">es</text:span> more electricity with a good alternator. It’s a good way to produce electricity in places with <text:span text:style-name="T9">a bit of </text:span>sun. </text:p>
      <text:p text:style-name="P4"/>
      <text:p text:style-name="P5"><text:tab/>To reduce the electricity consumption, we can put solar panel<text:span text:style-name="T5">s</text:span> on the roof <text:span text:style-name="T9">of houses or factories</text:span>, it produces hot water to take <text:span text:style-name="T9">a</text:span> shower, to wash <text:span text:style-name="T9">the </text:span>dish or switch radiators on. It reduces the electricity or diesel invoice. <text:span text:style-name="T8">There is another technology to reheat or to cool the house down as you want to using the solar power. The goal is to exploit the rise of hot air and the greenhouse effect: the sun heat a wall and heat some air. In winter, this air returns to the house but in summer, this air goes out and creates a suction of fresh air without energy.</text:span></text:p>
      <text:p text:style-name="P15"><text:tab/></text:p>
      <text:p text:style-name="P14"><text:tab/>After all, the best way to make energy is to consume less from nuclear central or coal central. We can improve the part of renewable energy with the arrangement of new solar technologies in France. Another way to build less of central<text:span text:style-name="T9">s</text:span> is to reduce our energy consumption.<text:span text:style-name="T9">We have to combine these technologies with a decrease of energy’s consumption.</text:span></text:p>
      <text:p text:style-name="P14"/>
      <text:p text:style-name="P10">Bibliography :</text:p>
      <text:p text:style-name="P7"/>
      <text:p text:style-name="P9">(1) International Energy Agency, Renewable Energy, [no date], <text:a xlink:type="simple" xlink:href="http://www.iea.org/about/faqs/renewableenergy/" text:style-name="Internet_20_link" text:visited-style-name="Visited_20_Internet_20_Link">http://www.iea.org/about/faqs/renewableenergy/</text:a> , 30/11/2016</text:p>
      <text:p text:style-name="P8"/>
      <text:p text:style-name="P8">(<text:span text:style-name="T4">2</text:span>) Euronews, New generation solar panels, 11/02/2014, <text:a xlink:type="simple" xlink:href="http://www.euronews.com/2014/02/11/new-generation-solar-panels" text:style-name="Internet_20_link" text:visited-style-name="Visited_20_Internet_20_Link">http://www.euronews.com/2014/02/11/new-generation-solar-panels</text:a> , 01/12/2016</text:p>
      <text:p text:style-name="P22"><text:span text:style-name="T9">CSEM : </text:span><text:span text:style-name="T10">Swiss Center for Electronics and Microtechnology</text:span></text:p>
      <text:p text:style-name="P13"/>
      <text:p text:style-name="P6"><text:span text:style-name="T4">(3) FFB, Une technique à redécouvrir, Le mur Trombe, 2009, </text:span><text:a xlink:type="simple" xlink:href="http://www.ffbatiment.fr/federation-francaise-du-batiment/laffb/mediatheque/batimetiers.html?ID_ARTICLE=941" text:style-name="Internet_20_link" text:visited-style-name="Visited_20_Internet_20_Link"><text:span text:style-name="T4">http://www.ffbatiment.fr/federation-francaise-du-batiment/laffb/mediatheque/batimetiers.html?ID_ARTICLE=941</text:span></text:a><text:span text:style-name="T4">, 02/12/2016</text:span></text:p>
      <text:p text:style-name="P9"/>
      <text:p text:style-name="P11">Sources :</text:p>
      <text:p text:style-name="P11"/>
      <text:p text:style-name="P12"><text:a xlink:type="simple" xlink:href="http://www.energies-renouvelables.org/" text:style-name="Internet_20_link" text:visited-style-name="Visited_20_Internet_20_Link">http://www.energies-renouvelables.org/</text:a></text:p>
      <text:p text:style-name="P23"><text:a xlink:type="simple" xlink:href="http://www.desertec.org/" text:style-name="Internet_20_link" text:visited-style-name="Visited_20_Internet_20_Link">www.desertec.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7:01:38.575000000</meta:creation-date>
    <dc:date>2016-12-08T17:18:13.227000000</dc:date>
    <meta:editing-duration>PT1H21M20S</meta:editing-duration>
    <meta:editing-cycles>11</meta:editing-cycles>
    <meta:generator>LibreOffice/5.1.5.2$Windows_x86 LibreOffice_project/7a864d8825610a8c07cfc3bc01dd4fce6a9447e5</meta:generator>
    <meta:print-date>2016-12-02T12:41:32.212000000</meta:print-date>
    <meta:document-statistic meta:table-count="0" meta:image-count="0" meta:object-count="0" meta:page-count="2" meta:paragraph-count="17" meta:word-count="646" meta:character-count="3937" meta:non-whitespace-character-count="3296"/>
  </office:meta>
</office:document-meta>
</file>